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1-4-weka.filters.unsupervised.attribute.Remove-R24,26,28-39</text:p>
      <text:p text:style-name="Standard">Instances: <text:s text:c="3"/>1000</text:p>
      <text:p text:style-name="Standard">Attributes: <text:s text:c="2"/>25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MeanSimLabel</text:p>
      <text:p text:style-name="Standard"><text:s text:c="14"/>UMBC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0.4135 * LIWC_Catg_Achievement +</text:p>
      <text:p text:style-name="Standard"><text:s text:c="5"/>-0.4234 * LIWC_Catg_Affective Processes +</text:p>
      <text:p text:style-name="Standard"><text:s text:c="6"/>0.5256 * LIWC_Catg_Causation +</text:p>
      <text:p text:style-name="Standard"><text:s text:c="6"/>0.4646 * LIWC_Catg_Certainty +</text:p>
      <text:p text:style-name="Standard"><text:s text:c="6"/>0.3141 * LIWC_Catg_Cognitive Processes +</text:p>
      <text:p text:style-name="Standard"><text:s text:c="6"/>0.7243 * LIWC_Catg_Motion +</text:p>
      <text:p text:style-name="Standard"><text:s text:c="6"/>0.6072 * LIWC_Catg_Negative Emotion +</text:p>
      <text:p text:style-name="Standard"><text:s text:c="6"/>0.9772 * LIWC_Catg_Perceptual Processes +</text:p>
      <text:p text:style-name="Standard"><text:s text:c="6"/>0.6741 * LIWC_Catg_Relativity +</text:p>
      <text:p text:style-name="Standard"><text:soft-page-break/><text:s text:c="6"/>0.5236 * LIWC_Catg_Religion +</text:p>
      <text:p text:style-name="Standard"><text:s text:c="6"/>0.5728 * LIWC_Catg_Sexual +</text:p>
      <text:p text:style-name="Standard"><text:s text:c="5"/>-0.7435 * LIWC_Catg_Social Processes +</text:p>
      <text:p text:style-name="Standard"><text:s text:c="6"/>0.5777 * LIWC_Catg_Work +</text:p>
      <text:p text:style-name="Standard"><text:s text:c="6"/>3.2067 * UMBC +</text:p>
      <text:p text:style-name="Standard"><text:s text:c="6"/>0.2121</text:p>
      <text:p text:style-name="Standard"/>
      <text:p text:style-name="Standard">Time taken to build model: 0.01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131,1.531</text:p>
      <text:p text:style-name="Standard">2,0.5,1.927,1.427</text:p>
      <text:p text:style-name="Standard">3,2.4,1.571,-0.829</text:p>
      <text:p text:style-name="Standard">4,1,1.591,0.591</text:p>
      <text:p text:style-name="Standard">5,0.4,1.337,0.937</text:p>
      <text:p text:style-name="Standard">6,1.167,1.71,0.543</text:p>
      <text:p text:style-name="Standard">7,3,3.278,0.278</text:p>
      <text:p text:style-name="Standard">8,1.167,2.209,1.042</text:p>
      <text:p text:style-name="Standard">9,0.6,2.887,2.287</text:p>
      <text:p text:style-name="Standard">10,1.333,1.907,0.574</text:p>
      <text:p text:style-name="Standard">11,2.667,2.183,-0.484</text:p>
      <text:p text:style-name="Standard">12,0.833,1.732,0.899</text:p>
      <text:p text:style-name="Standard">13,3.6,2.564,-1.036</text:p>
      <text:p text:style-name="Standard">14,0.6,1.606,1.006</text:p>
      <text:p text:style-name="Standard">15,3.4,1.958,-1.442</text:p>
      <text:p text:style-name="Standard">16,3.8,1.885,-1.915</text:p>
      <text:p text:style-name="Standard">17,2,1.731,-0.269</text:p>
      <text:p text:style-name="Standard">18,1,1.548,0.548</text:p>
      <text:p text:style-name="Standard">19,0,0.862,0.862</text:p>
      <text:p text:style-name="Standard">20,2,2.104,0.104</text:p>
      <text:p text:style-name="Standard">21,1.2,2.483,1.283</text:p>
      <text:p text:style-name="Standard">22,2.4,2.549,0.149</text:p>
      <text:p text:style-name="Standard">23,3.333,1.791,-1.542</text:p>
      <text:p text:style-name="Standard">24,1.333,1.291,-0.042</text:p>
      <text:p text:style-name="Standard">25,1.833,1.906,0.072</text:p>
      <text:p text:style-name="Standard">26,2.4,1.787,-0.613</text:p>
      <text:p text:style-name="Standard">27,1.286,3.19,1.904</text:p>
      <text:p text:style-name="Standard">28,2.6,1.252,-1.348</text:p>
      <text:p text:style-name="Standard">29,1.4,2.501,1.101</text:p>
      <text:p text:style-name="Standard">30,1.8,2.531,0.731</text:p>
      <text:p text:style-name="Standard">31,2.8,2.084,-0.716</text:p>
      <text:p text:style-name="Standard">32,2.2,2.873,0.673</text:p>
      <text:p text:style-name="Standard">33,3,1.463,-1.537</text:p>
      <text:p text:style-name="Standard">34,2,2.44,0.44</text:p>
      <text:p text:style-name="Standard">35,2.5,2.248,-0.252</text:p>
      <text:p text:style-name="Standard">36,1,1.29,0.29</text:p>
      <text:p text:style-name="Standard">37,2.6,2.29,-0.31</text:p>
      <text:p text:style-name="Standard">38,0.8,1.298,0.498</text:p>
      <text:p text:style-name="Standard">39,0.4,0.735,0.335</text:p>
      <text:p text:style-name="Standard"><text:soft-page-break/>40,1.75,0.831,-0.919</text:p>
      <text:p text:style-name="Standard">41,1.2,1.988,0.788</text:p>
      <text:p text:style-name="Standard">42,1,1.195,0.195</text:p>
      <text:p text:style-name="Standard">43,3.8,3.992,0.192</text:p>
      <text:p text:style-name="Standard">44,2.4,2.061,-0.339</text:p>
      <text:p text:style-name="Standard">45,3,2.392,-0.608</text:p>
      <text:p text:style-name="Standard">46,3,2.561,-0.439</text:p>
      <text:p text:style-name="Standard">47,2.6,1.946,-0.654</text:p>
      <text:p text:style-name="Standard">48,0.833,2.548,1.715</text:p>
      <text:p text:style-name="Standard">49,3.833,3.725,-0.108</text:p>
      <text:p text:style-name="Standard">50,2,2.056,0.056</text:p>
      <text:p text:style-name="Standard">51,2,1.46,-0.54</text:p>
      <text:p text:style-name="Standard">52,0.286,1.438,1.152</text:p>
      <text:p text:style-name="Standard">53,2.833,2.459,-0.374</text:p>
      <text:p text:style-name="Standard">54,2.8,2.202,-0.598</text:p>
      <text:p text:style-name="Standard">55,3.333,2.506,-0.827</text:p>
      <text:p text:style-name="Standard">56,1,1.548,0.548</text:p>
      <text:p text:style-name="Standard">57,1,1.353,0.353</text:p>
      <text:p text:style-name="Standard">58,3.333,3.743,0.409</text:p>
      <text:p text:style-name="Standard">59,1.333,2.772,1.438</text:p>
      <text:p text:style-name="Standard">60,3.8,2.412,-1.388</text:p>
      <text:p text:style-name="Standard">61,3.4,2.077,-1.323</text:p>
      <text:p text:style-name="Standard">62,2,1.619,-0.381</text:p>
      <text:p text:style-name="Standard">63,2.2,1.84,-0.36</text:p>
      <text:p text:style-name="Standard">64,1,1.171,0.171</text:p>
      <text:p text:style-name="Standard">65,2.2,1.869,-0.331</text:p>
      <text:p text:style-name="Standard">66,1.333,1.54,0.207</text:p>
      <text:p text:style-name="Standard">67,2.8,3.249,0.449</text:p>
      <text:p text:style-name="Standard">68,2.333,1.991,-0.342</text:p>
      <text:p text:style-name="Standard">69,2.667,1.835,-0.831</text:p>
      <text:p text:style-name="Standard">70,1,1.038,0.038</text:p>
      <text:p text:style-name="Standard">71,4.4,2.197,-2.203</text:p>
      <text:p text:style-name="Standard">72,3.2,1.914,-1.286</text:p>
      <text:p text:style-name="Standard">73,2.8,1.266,-1.534</text:p>
      <text:p text:style-name="Standard">74,3.8,1.818,-1.982</text:p>
      <text:p text:style-name="Standard">75,2.5,1.953,-0.547</text:p>
      <text:p text:style-name="Standard">76,1.4,2.063,0.663</text:p>
      <text:p text:style-name="Standard">77,1.667,2.411,0.744</text:p>
      <text:p text:style-name="Standard">78,2.6,2.934,0.334</text:p>
      <text:p text:style-name="Standard">79,2.333,2.614,0.281</text:p>
      <text:p text:style-name="Standard">80,0.5,1.712,1.212</text:p>
      <text:p text:style-name="Standard">81,0.333,1.464,1.131</text:p>
      <text:p text:style-name="Standard">82,2,1.093,-0.907</text:p>
      <text:p text:style-name="Standard">83,0.8,1.53,0.73</text:p>
      <text:p text:style-name="Standard">84,3.2,1.637,-1.563</text:p>
      <text:p text:style-name="Standard">85,2,2.095,0.095</text:p>
      <text:p text:style-name="Standard">86,0.2,2.219,2.019</text:p>
      <text:p text:style-name="Standard">87,3.25,3.052,-0.198</text:p>
      <text:p text:style-name="Standard">88,3.8,2.719,-1.081</text:p>
      <text:p text:style-name="Standard">89,2.8,1.429,-1.371</text:p>
      <text:p text:style-name="Standard">90,2.4,1.9,-0.5</text:p>
      <text:p text:style-name="Standard"><text:soft-page-break/>91,3,2.161,-0.839</text:p>
      <text:p text:style-name="Standard">92,2.2,2.206,0.006</text:p>
      <text:p text:style-name="Standard">93,2.2,1.83,-0.37</text:p>
      <text:p text:style-name="Standard">94,1,1.97,0.97</text:p>
      <text:p text:style-name="Standard">95,3.25,2.308,-0.942</text:p>
      <text:p text:style-name="Standard">96,3.2,3.105,-0.095</text:p>
      <text:p text:style-name="Standard">97,3,1.642,-1.358</text:p>
      <text:p text:style-name="Standard">98,1.167,2.425,1.258</text:p>
      <text:p text:style-name="Standard">99,1.2,1.746,0.546</text:p>
      <text:p text:style-name="Standard">100,4.4,2.752,-1.648</text:p>
      <text:p text:style-name="Standard">1,1.4,1.533,0.133</text:p>
      <text:p text:style-name="Standard">2,2,2.208,0.208</text:p>
      <text:p text:style-name="Standard">3,0.8,0.925,0.125</text:p>
      <text:p text:style-name="Standard">4,0.4,1.418,1.018</text:p>
      <text:p text:style-name="Standard">5,2.25,1.461,-0.789</text:p>
      <text:p text:style-name="Standard">6,2.667,2.143,-0.523</text:p>
      <text:p text:style-name="Standard">7,1.167,1.64,0.474</text:p>
      <text:p text:style-name="Standard">8,1.667,1.848,0.181</text:p>
      <text:p text:style-name="Standard">9,2.667,1.988,-0.679</text:p>
      <text:p text:style-name="Standard">10,1.75,1.549,-0.201</text:p>
      <text:p text:style-name="Standard">11,4,1.608,-2.392</text:p>
      <text:p text:style-name="Standard">12,4.167,3.375,-0.791</text:p>
      <text:p text:style-name="Standard">13,1.833,1.327,-0.507</text:p>
      <text:p text:style-name="Standard">14,0.8,1.829,1.029</text:p>
      <text:p text:style-name="Standard">15,1.2,2.338,1.138</text:p>
      <text:p text:style-name="Standard">16,1.6,2.139,0.539</text:p>
      <text:p text:style-name="Standard">17,2.75,1.785,-0.965</text:p>
      <text:p text:style-name="Standard">18,3.5,2.675,-0.825</text:p>
      <text:p text:style-name="Standard">19,4.833,2.756,-2.077</text:p>
      <text:p text:style-name="Standard">20,1.833,1.4,-0.434</text:p>
      <text:p text:style-name="Standard">21,1.833,2.209,0.376</text:p>
      <text:p text:style-name="Standard">22,1.6,2.268,0.668</text:p>
      <text:p text:style-name="Standard">23,0.6,1.717,1.117</text:p>
      <text:p text:style-name="Standard">24,1.833,2.027,0.194</text:p>
      <text:p text:style-name="Standard">25,0.4,1.1,0.7</text:p>
      <text:p text:style-name="Standard">26,1.667,1.985,0.319</text:p>
      <text:p text:style-name="Standard">27,4,2.974,-1.026</text:p>
      <text:p text:style-name="Standard">28,1,1.695,0.695</text:p>
      <text:p text:style-name="Standard">29,1.4,2.143,0.743</text:p>
      <text:p text:style-name="Standard">30,0.667,1.384,0.718</text:p>
      <text:p text:style-name="Standard">31,2.2,1.435,-0.765</text:p>
      <text:p text:style-name="Standard">32,2.6,2.252,-0.348</text:p>
      <text:p text:style-name="Standard">33,3.2,1.724,-1.476</text:p>
      <text:p text:style-name="Standard">34,0,1.255,1.255</text:p>
      <text:p text:style-name="Standard">35,4,3.359,-0.641</text:p>
      <text:p text:style-name="Standard">36,3,2.019,-0.981</text:p>
      <text:p text:style-name="Standard">37,2.6,2.162,-0.438</text:p>
      <text:p text:style-name="Standard">38,2.6,0.925,-1.675</text:p>
      <text:p text:style-name="Standard">39,0.75,1.494,0.744</text:p>
      <text:p text:style-name="Standard">40,0,1.316,1.316</text:p>
      <text:p text:style-name="Standard">41,2,2.203,0.203</text:p>
      <text:p text:style-name="Standard"><text:soft-page-break/>42,3.167,1.696,-1.47</text:p>
      <text:p text:style-name="Standard">43,1.4,1.404,0.004</text:p>
      <text:p text:style-name="Standard">44,3.6,3.086,-0.514</text:p>
      <text:p text:style-name="Standard">45,2.5,1.817,-0.683</text:p>
      <text:p text:style-name="Standard">46,1.167,2.074,0.908</text:p>
      <text:p text:style-name="Standard">47,0.6,1.729,1.129</text:p>
      <text:p text:style-name="Standard">48,0.75,1.418,0.668</text:p>
      <text:p text:style-name="Standard">49,1.6,2.274,0.674</text:p>
      <text:p text:style-name="Standard">50,1.6,2.25,0.65</text:p>
      <text:p text:style-name="Standard">51,3,3.608,0.608</text:p>
      <text:p text:style-name="Standard">52,0.25,1.398,1.148</text:p>
      <text:p text:style-name="Standard">53,1.167,2.194,1.027</text:p>
      <text:p text:style-name="Standard">54,1.75,1.814,0.064</text:p>
      <text:p text:style-name="Standard">55,2,1.521,-0.479</text:p>
      <text:p text:style-name="Standard">56,1.8,2.075,0.275</text:p>
      <text:p text:style-name="Standard">57,1.667,1.467,-0.2</text:p>
      <text:p text:style-name="Standard">58,2.25,2.4,0.15</text:p>
      <text:p text:style-name="Standard">59,1.6,1.13,-0.47</text:p>
      <text:p text:style-name="Standard">60,1.2,1.312,0.112</text:p>
      <text:p text:style-name="Standard">61,1.333,1.768,0.434</text:p>
      <text:p text:style-name="Standard">62,3,1.72,-1.28</text:p>
      <text:p text:style-name="Standard">63,0.4,2.076,1.676</text:p>
      <text:p text:style-name="Standard">64,1.6,2.642,1.042</text:p>
      <text:p text:style-name="Standard">65,0.833,1.754,0.921</text:p>
      <text:p text:style-name="Standard">66,3.167,3.13,-0.037</text:p>
      <text:p text:style-name="Standard">67,2.6,2.4,-0.2</text:p>
      <text:p text:style-name="Standard">68,1.4,2.021,0.621</text:p>
      <text:p text:style-name="Standard">69,0.833,1.652,0.819</text:p>
      <text:p text:style-name="Standard">70,2,1.806,-0.194</text:p>
      <text:p text:style-name="Standard">71,1.2,1.548,0.348</text:p>
      <text:p text:style-name="Standard">72,2,2.411,0.411</text:p>
      <text:p text:style-name="Standard">73,2.25,1.501,-0.749</text:p>
      <text:p text:style-name="Standard">74,2.2,2.849,0.649</text:p>
      <text:p text:style-name="Standard">75,2.8,3.217,0.417</text:p>
      <text:p text:style-name="Standard">76,1.4,1.915,0.515</text:p>
      <text:p text:style-name="Standard">77,0.8,3.082,2.282</text:p>
      <text:p text:style-name="Standard">78,0.333,0.89,0.557</text:p>
      <text:p text:style-name="Standard">79,3.4,2.09,-1.31</text:p>
      <text:p text:style-name="Standard">80,1,1.769,0.769</text:p>
      <text:p text:style-name="Standard">81,4.2,3.104,-1.096</text:p>
      <text:p text:style-name="Standard">82,2.2,1.386,-0.814</text:p>
      <text:p text:style-name="Standard">83,1,1.685,0.685</text:p>
      <text:p text:style-name="Standard">84,0.2,1.564,1.364</text:p>
      <text:p text:style-name="Standard">85,3.2,2.88,-0.32</text:p>
      <text:p text:style-name="Standard">86,1.8,1.733,-0.067</text:p>
      <text:p text:style-name="Standard">87,1.2,1.496,0.296</text:p>
      <text:p text:style-name="Standard">88,3.25,1.393,-1.857</text:p>
      <text:p text:style-name="Standard">89,2.4,1.224,-1.176</text:p>
      <text:p text:style-name="Standard">90,1,1.97,0.97</text:p>
      <text:p text:style-name="Standard">91,2.333,2.896,0.563</text:p>
      <text:p text:style-name="Standard">92,4.833,2.699,-2.134</text:p>
      <text:p text:style-name="Standard"><text:soft-page-break/>93,0.333,1.851,1.518</text:p>
      <text:p text:style-name="Standard">94,4.167,2.228,-1.939</text:p>
      <text:p text:style-name="Standard">95,1,0.882,-0.118</text:p>
      <text:p text:style-name="Standard">96,0.167,1.217,1.051</text:p>
      <text:p text:style-name="Standard">97,4.6,1.608,-2.992</text:p>
      <text:p text:style-name="Standard">98,1,2.152,1.152</text:p>
      <text:p text:style-name="Standard">99,2,2.023,0.023</text:p>
      <text:p text:style-name="Standard">100,0.2,1.921,1.721</text:p>
      <text:p text:style-name="Standard">1,1.5,1.682,0.182</text:p>
      <text:p text:style-name="Standard">2,2.667,1.43,-1.236</text:p>
      <text:p text:style-name="Standard">3,1.4,2.405,1.005</text:p>
      <text:p text:style-name="Standard">4,2.6,1.96,-0.64</text:p>
      <text:p text:style-name="Standard">5,2,1.952,-0.048</text:p>
      <text:p text:style-name="Standard">6,3.8,1.762,-2.038</text:p>
      <text:p text:style-name="Standard">7,2.143,2.533,0.39</text:p>
      <text:p text:style-name="Standard">8,2.2,1.395,-0.805</text:p>
      <text:p text:style-name="Standard">9,1.8,1.787,-0.013</text:p>
      <text:p text:style-name="Standard">10,4.6,2.61,-1.99</text:p>
      <text:p text:style-name="Standard">11,1.333,2.289,0.955</text:p>
      <text:p text:style-name="Standard">12,1.167,1.18,0.013</text:p>
      <text:p text:style-name="Standard">13,2.8,1.431,-1.369</text:p>
      <text:p text:style-name="Standard">14,2.6,2.871,0.271</text:p>
      <text:p text:style-name="Standard">15,0.4,2.222,1.822</text:p>
      <text:p text:style-name="Standard">16,0.2,0.581,0.381</text:p>
      <text:p text:style-name="Standard">17,3,2.016,-0.984</text:p>
      <text:p text:style-name="Standard">18,3.286,2.593,-0.692</text:p>
      <text:p text:style-name="Standard">19,1,1.775,0.775</text:p>
      <text:p text:style-name="Standard">20,2.167,1.783,-0.384</text:p>
      <text:p text:style-name="Standard">21,1,1.939,0.939</text:p>
      <text:p text:style-name="Standard">22,2.167,1.877,-0.29</text:p>
      <text:p text:style-name="Standard">23,3.333,2.553,-0.781</text:p>
      <text:p text:style-name="Standard">24,4,3.18,-0.82</text:p>
      <text:p text:style-name="Standard">25,1.167,1.88,0.713</text:p>
      <text:p text:style-name="Standard">26,2.4,2.114,-0.286</text:p>
      <text:p text:style-name="Standard">27,0.2,0.656,0.456</text:p>
      <text:p text:style-name="Standard">28,5,2.064,-2.936</text:p>
      <text:p text:style-name="Standard">29,1,1.56,0.56</text:p>
      <text:p text:style-name="Standard">30,2.8,2.481,-0.319</text:p>
      <text:p text:style-name="Standard">31,0.4,1.485,1.085</text:p>
      <text:p text:style-name="Standard">32,2,2.505,0.505</text:p>
      <text:p text:style-name="Standard">33,2.6,2.601,0.001</text:p>
      <text:p text:style-name="Standard">34,3.2,1.729,-1.471</text:p>
      <text:p text:style-name="Standard">35,4.333,1.607,-2.726</text:p>
      <text:p text:style-name="Standard">36,0.8,1.38,0.58</text:p>
      <text:p text:style-name="Standard">37,2,1.519,-0.481</text:p>
      <text:p text:style-name="Standard">38,2.2,1.238,-0.962</text:p>
      <text:p text:style-name="Standard">39,2.2,2.018,-0.182</text:p>
      <text:p text:style-name="Standard">40,0.2,1.386,1.186</text:p>
      <text:p text:style-name="Standard">41,1.143,1.76,0.617</text:p>
      <text:p text:style-name="Standard">42,0.8,1.016,0.216</text:p>
      <text:p text:style-name="Standard">43,1.4,1.723,0.323</text:p>
      <text:p text:style-name="Standard"><text:soft-page-break/>44,0.833,1.47,0.637</text:p>
      <text:p text:style-name="Standard">45,2,1.865,-0.135</text:p>
      <text:p text:style-name="Standard">46,0.2,1.28,1.08</text:p>
      <text:p text:style-name="Standard">47,3,2.449,-0.551</text:p>
      <text:p text:style-name="Standard">48,3,1.659,-1.341</text:p>
      <text:p text:style-name="Standard">49,1.167,1.545,0.379</text:p>
      <text:p text:style-name="Standard">50,2.167,2.023,-0.143</text:p>
      <text:p text:style-name="Standard">51,2.667,2.875,0.208</text:p>
      <text:p text:style-name="Standard">52,0,0.464,0.464</text:p>
      <text:p text:style-name="Standard">53,1.833,2.068,0.235</text:p>
      <text:p text:style-name="Standard">54,1.667,2.23,0.563</text:p>
      <text:p text:style-name="Standard">55,4.4,2.877,-1.523</text:p>
      <text:p text:style-name="Standard">56,1.833,1.77,-0.063</text:p>
      <text:p text:style-name="Standard">57,1.167,1.503,0.337</text:p>
      <text:p text:style-name="Standard">58,1,2.688,1.688</text:p>
      <text:p text:style-name="Standard">59,1,1.622,0.622</text:p>
      <text:p text:style-name="Standard">60,1.167,1.539,0.372</text:p>
      <text:p text:style-name="Standard">61,1.4,2.111,0.711</text:p>
      <text:p text:style-name="Standard">62,1,1.881,0.881</text:p>
      <text:p text:style-name="Standard">63,0.333,1.333,0.999</text:p>
      <text:p text:style-name="Standard">64,3,3.089,0.089</text:p>
      <text:p text:style-name="Standard">65,2.833,2.849,0.016</text:p>
      <text:p text:style-name="Standard">66,3.167,2.018,-1.149</text:p>
      <text:p text:style-name="Standard">67,2.2,2.366,0.166</text:p>
      <text:p text:style-name="Standard">68,2.167,1.738,-0.429</text:p>
      <text:p text:style-name="Standard">69,2.75,2.255,-0.495</text:p>
      <text:p text:style-name="Standard">70,1.2,1.183,-0.017</text:p>
      <text:p text:style-name="Standard">71,0.6,1.401,0.801</text:p>
      <text:p text:style-name="Standard">72,4.667,3.422,-1.245</text:p>
      <text:p text:style-name="Standard">73,2.4,1.724,-0.676</text:p>
      <text:p text:style-name="Standard">74,1.2,1.984,0.784</text:p>
      <text:p text:style-name="Standard">75,0.5,0.968,0.468</text:p>
      <text:p text:style-name="Standard">76,2.5,1.982,-0.518</text:p>
      <text:p text:style-name="Standard">77,1.4,1.907,0.507</text:p>
      <text:p text:style-name="Standard">78,3.8,2.243,-1.557</text:p>
      <text:p text:style-name="Standard">79,4.4,2.663,-1.737</text:p>
      <text:p text:style-name="Standard">80,4.833,1.679,-3.154</text:p>
      <text:p text:style-name="Standard">81,1,1.434,0.434</text:p>
      <text:p text:style-name="Standard">82,4.167,2.293,-1.874</text:p>
      <text:p text:style-name="Standard">83,1.5,2.109,0.609</text:p>
      <text:p text:style-name="Standard">84,1,1.771,0.771</text:p>
      <text:p text:style-name="Standard">85,4.5,2.532,-1.968</text:p>
      <text:p text:style-name="Standard">86,3.2,2.156,-1.044</text:p>
      <text:p text:style-name="Standard">87,3.667,1.661,-2.006</text:p>
      <text:p text:style-name="Standard">88,0,2.263,2.263</text:p>
      <text:p text:style-name="Standard">89,2.6,2.375,-0.225</text:p>
      <text:p text:style-name="Standard">90,0.667,1.393,0.726</text:p>
      <text:p text:style-name="Standard">91,2.2,1.586,-0.614</text:p>
      <text:p text:style-name="Standard">92,2.2,1.741,-0.459</text:p>
      <text:p text:style-name="Standard">93,1.2,1.344,0.144</text:p>
      <text:p text:style-name="Standard">94,1,1.486,0.486</text:p>
      <text:p text:style-name="Standard"><text:soft-page-break/>95,2.8,2.043,-0.757</text:p>
      <text:p text:style-name="Standard">96,1,1.484,0.484</text:p>
      <text:p text:style-name="Standard">97,0,1.719,1.719</text:p>
      <text:p text:style-name="Standard">98,3.667,2.22,-1.447</text:p>
      <text:p text:style-name="Standard">99,0,1.277,1.277</text:p>
      <text:p text:style-name="Standard">100,0.333,1.665,1.331</text:p>
      <text:p text:style-name="Standard">1,2.5,3.496,0.996</text:p>
      <text:p text:style-name="Standard">2,1.333,1.439,0.106</text:p>
      <text:p text:style-name="Standard">3,4.167,1.619,-2.548</text:p>
      <text:p text:style-name="Standard">4,1.4,1.845,0.445</text:p>
      <text:p text:style-name="Standard">5,1.833,2.495,0.662</text:p>
      <text:p text:style-name="Standard">6,0.8,1.652,0.852</text:p>
      <text:p text:style-name="Standard">7,3,2.725,-0.275</text:p>
      <text:p text:style-name="Standard">8,4.2,2.216,-1.984</text:p>
      <text:p text:style-name="Standard">9,1.8,2.099,0.299</text:p>
      <text:p text:style-name="Standard">10,2,2.985,0.985</text:p>
      <text:p text:style-name="Standard">11,1.167,1.18,0.013</text:p>
      <text:p text:style-name="Standard">12,3,2.272,-0.728</text:p>
      <text:p text:style-name="Standard">13,3.5,2.113,-1.387</text:p>
      <text:p text:style-name="Standard">14,0,0.745,0.745</text:p>
      <text:p text:style-name="Standard">15,1.6,2.198,0.598</text:p>
      <text:p text:style-name="Standard">16,3,2.618,-0.382</text:p>
      <text:p text:style-name="Standard">17,0.333,2.647,2.313</text:p>
      <text:p text:style-name="Standard">18,2.167,1.843,-0.324</text:p>
      <text:p text:style-name="Standard">19,2,2.704,0.704</text:p>
      <text:p text:style-name="Standard">20,3.167,1.714,-1.453</text:p>
      <text:p text:style-name="Standard">21,1.4,0.465,-0.935</text:p>
      <text:p text:style-name="Standard">22,2,2.013,0.013</text:p>
      <text:p text:style-name="Standard">23,1.833,2.491,0.658</text:p>
      <text:p text:style-name="Standard">24,2,1.259,-0.741</text:p>
      <text:p text:style-name="Standard">25,1.75,2.143,0.393</text:p>
      <text:p text:style-name="Standard">26,1.5,1.665,0.165</text:p>
      <text:p text:style-name="Standard">27,1.5,2.42,0.92</text:p>
      <text:p text:style-name="Standard">28,0.833,1.744,0.911</text:p>
      <text:p text:style-name="Standard">29,2,1.66,-0.34</text:p>
      <text:p text:style-name="Standard">30,1.333,2.539,1.206</text:p>
      <text:p text:style-name="Standard">31,1,1.911,0.911</text:p>
      <text:p text:style-name="Standard">32,0.667,1.626,0.959</text:p>
      <text:p text:style-name="Standard">33,3.5,1.558,-1.942</text:p>
      <text:p text:style-name="Standard">34,3.167,2.868,-0.299</text:p>
      <text:p text:style-name="Standard">35,3.25,2.266,-0.984</text:p>
      <text:p text:style-name="Standard">36,1.4,3.366,1.966</text:p>
      <text:p text:style-name="Standard">37,3.667,2.558,-1.109</text:p>
      <text:p text:style-name="Standard">38,0.667,1.459,0.793</text:p>
      <text:p text:style-name="Standard">39,2,1.57,-0.43</text:p>
      <text:p text:style-name="Standard">40,0,0.885,0.885</text:p>
      <text:p text:style-name="Standard">41,0,1.526,1.526</text:p>
      <text:p text:style-name="Standard">42,2.6,2.855,0.255</text:p>
      <text:p text:style-name="Standard">43,0,0.447,0.447</text:p>
      <text:p text:style-name="Standard">44,3,4.633,1.633</text:p>
      <text:p text:style-name="Standard">45,3.667,1.9,-1.767</text:p>
      <text:p text:style-name="Standard"><text:soft-page-break/>46,1.833,2.153,0.32</text:p>
      <text:p text:style-name="Standard">47,2,1.972,-0.028</text:p>
      <text:p text:style-name="Standard">48,1.2,2.81,1.61</text:p>
      <text:p text:style-name="Standard">49,4.8,3.938,-0.862</text:p>
      <text:p text:style-name="Standard">50,2,2.432,0.432</text:p>
      <text:p text:style-name="Standard">51,0.8,1.162,0.362</text:p>
      <text:p text:style-name="Standard">52,2.2,1.8,-0.4</text:p>
      <text:p text:style-name="Standard">53,1,1.986,0.986</text:p>
      <text:p text:style-name="Standard">54,0.167,1.709,1.542</text:p>
      <text:p text:style-name="Standard">55,0.2,0.539,0.339</text:p>
      <text:p text:style-name="Standard">56,2.167,1.945,-0.222</text:p>
      <text:p text:style-name="Standard">57,1.167,1.962,0.795</text:p>
      <text:p text:style-name="Standard">58,1,1.375,0.375</text:p>
      <text:p text:style-name="Standard">59,1,1.74,0.74</text:p>
      <text:p text:style-name="Standard">60,0.667,1.665,0.999</text:p>
      <text:p text:style-name="Standard">61,2.6,3.025,0.425</text:p>
      <text:p text:style-name="Standard">62,1.6,1.892,0.292</text:p>
      <text:p text:style-name="Standard">63,1,1.578,0.578</text:p>
      <text:p text:style-name="Standard">64,1,1.397,0.397</text:p>
      <text:p text:style-name="Standard">65,0.5,0.884,0.384</text:p>
      <text:p text:style-name="Standard">66,1,2.575,1.575</text:p>
      <text:p text:style-name="Standard">67,3.6,2.647,-0.953</text:p>
      <text:p text:style-name="Standard">68,3,1.998,-1.002</text:p>
      <text:p text:style-name="Standard">69,1.5,1.78,0.28</text:p>
      <text:p text:style-name="Standard">70,0.167,1.716,1.549</text:p>
      <text:p text:style-name="Standard">71,1.4,2.444,1.044</text:p>
      <text:p text:style-name="Standard">72,0.5,2.211,1.711</text:p>
      <text:p text:style-name="Standard">73,1.6,1.368,-0.232</text:p>
      <text:p text:style-name="Standard">74,0.333,0.878,0.544</text:p>
      <text:p text:style-name="Standard">75,2.667,1.509,-1.157</text:p>
      <text:p text:style-name="Standard">76,2.333,1.969,-0.365</text:p>
      <text:p text:style-name="Standard">77,0.333,1.205,0.872</text:p>
      <text:p text:style-name="Standard">78,3,2.593,-0.407</text:p>
      <text:p text:style-name="Standard">79,4.2,2.061,-2.139</text:p>
      <text:p text:style-name="Standard">80,3.2,2.895,-0.305</text:p>
      <text:p text:style-name="Standard">81,4.4,3.125,-1.275</text:p>
      <text:p text:style-name="Standard">82,2.333,2.565,0.231</text:p>
      <text:p text:style-name="Standard">83,3.6,2.539,-1.061</text:p>
      <text:p text:style-name="Standard">84,2.833,2.503,-0.33</text:p>
      <text:p text:style-name="Standard">85,2.5,3.04,0.54</text:p>
      <text:p text:style-name="Standard">86,1.2,1.658,0.458</text:p>
      <text:p text:style-name="Standard">87,0.2,1.055,0.855</text:p>
      <text:p text:style-name="Standard">88,0.833,1.808,0.974</text:p>
      <text:p text:style-name="Standard">89,1.167,1.623,0.456</text:p>
      <text:p text:style-name="Standard">90,3.333,2.333,-1</text:p>
      <text:p text:style-name="Standard">91,3.4,1.545,-1.855</text:p>
      <text:p text:style-name="Standard">92,1.6,2.011,0.411</text:p>
      <text:p text:style-name="Standard">93,2,2.16,0.16</text:p>
      <text:p text:style-name="Standard">94,2.8,3.158,0.358</text:p>
      <text:p text:style-name="Standard">95,1.8,1.649,-0.151</text:p>
      <text:p text:style-name="Standard">96,0,1.369,1.369</text:p>
      <text:p text:style-name="Standard"><text:soft-page-break/>97,0,0.368,0.368</text:p>
      <text:p text:style-name="Standard">98,1.2,2.478,1.278</text:p>
      <text:p text:style-name="Standard">99,1.667,2.662,0.996</text:p>
      <text:p text:style-name="Standard">100,1.667,1.966,0.299</text:p>
      <text:p text:style-name="Standard">1,0,1.639,1.639</text:p>
      <text:p text:style-name="Standard">2,3,2.359,-0.641</text:p>
      <text:p text:style-name="Standard">3,1.833,1.757,-0.076</text:p>
      <text:p text:style-name="Standard">4,1.667,1.863,0.196</text:p>
      <text:p text:style-name="Standard">5,1.6,1.969,0.369</text:p>
      <text:p text:style-name="Standard">6,0.8,1.505,0.705</text:p>
      <text:p text:style-name="Standard">7,2.8,1.765,-1.035</text:p>
      <text:p text:style-name="Standard">8,2,1.652,-0.348</text:p>
      <text:p text:style-name="Standard">9,1.4,2.032,0.632</text:p>
      <text:p text:style-name="Standard">10,2.833,2.136,-0.697</text:p>
      <text:p text:style-name="Standard">11,3.5,2.604,-0.896</text:p>
      <text:p text:style-name="Standard">12,1.833,1.787,-0.047</text:p>
      <text:p text:style-name="Standard">13,2.75,2.207,-0.543</text:p>
      <text:p text:style-name="Standard">14,1.4,1.698,0.298</text:p>
      <text:p text:style-name="Standard">15,3.6,1.752,-1.848</text:p>
      <text:p text:style-name="Standard">16,1.25,1.809,0.559</text:p>
      <text:p text:style-name="Standard">17,1.8,1.48,-0.32</text:p>
      <text:p text:style-name="Standard">18,3,3.159,0.159</text:p>
      <text:p text:style-name="Standard">19,2.75,2.629,-0.121</text:p>
      <text:p text:style-name="Standard">20,2.8,1.929,-0.871</text:p>
      <text:p text:style-name="Standard">21,3.2,2.706,-0.494</text:p>
      <text:p text:style-name="Standard">22,0.6,2.289,1.689</text:p>
      <text:p text:style-name="Standard">23,2.6,1.882,-0.718</text:p>
      <text:p text:style-name="Standard">24,0.75,1.451,0.701</text:p>
      <text:p text:style-name="Standard">25,2.8,2.502,-0.298</text:p>
      <text:p text:style-name="Standard">26,1.5,1.91,0.41</text:p>
      <text:p text:style-name="Standard">27,1,2.222,1.222</text:p>
      <text:p text:style-name="Standard">28,1.5,1.7,0.2</text:p>
      <text:p text:style-name="Standard">29,0.6,2.398,1.798</text:p>
      <text:p text:style-name="Standard">30,1,1.64,0.64</text:p>
      <text:p text:style-name="Standard">31,1,1.896,0.896</text:p>
      <text:p text:style-name="Standard">32,3.2,2.287,-0.913</text:p>
      <text:p text:style-name="Standard">33,0,0.65,0.65</text:p>
      <text:p text:style-name="Standard">34,1.4,1.867,0.467</text:p>
      <text:p text:style-name="Standard">35,3.8,3.235,-0.565</text:p>
      <text:p text:style-name="Standard">36,2.833,2.244,-0.589</text:p>
      <text:p text:style-name="Standard">37,1.2,2.289,1.089</text:p>
      <text:p text:style-name="Standard">38,1.2,2.384,1.184</text:p>
      <text:p text:style-name="Standard">39,2.6,1.599,-1.001</text:p>
      <text:p text:style-name="Standard">40,2.8,1.245,-1.555</text:p>
      <text:p text:style-name="Standard">41,2.4,1.999,-0.401</text:p>
      <text:p text:style-name="Standard">42,0.8,1.788,0.988</text:p>
      <text:p text:style-name="Standard">43,0.5,1.53,1.03</text:p>
      <text:p text:style-name="Standard">44,1.5,1.874,0.374</text:p>
      <text:p text:style-name="Standard">45,2.8,2.486,-0.314</text:p>
      <text:p text:style-name="Standard">46,2,1.626,-0.374</text:p>
      <text:p text:style-name="Standard">47,1.667,2.468,0.802</text:p>
      <text:p text:style-name="Standard"><text:soft-page-break/>48,3.333,4.114,0.78</text:p>
      <text:p text:style-name="Standard">49,0.6,2.156,1.556</text:p>
      <text:p text:style-name="Standard">50,0,1.238,1.238</text:p>
      <text:p text:style-name="Standard">51,4.167,1.306,-2.861</text:p>
      <text:p text:style-name="Standard">52,0,1.178,1.178</text:p>
      <text:p text:style-name="Standard">53,4.5,1.828,-2.672</text:p>
      <text:p text:style-name="Standard">54,0.8,1.795,0.995</text:p>
      <text:p text:style-name="Standard">55,0.8,1.503,0.703</text:p>
      <text:p text:style-name="Standard">56,0.833,2.112,1.278</text:p>
      <text:p text:style-name="Standard">57,2.333,1.303,-1.03</text:p>
      <text:p text:style-name="Standard">58,2,2.258,0.258</text:p>
      <text:p text:style-name="Standard">59,2,2.06,0.06</text:p>
      <text:p text:style-name="Standard">60,3.5,2.765,-0.735</text:p>
      <text:p text:style-name="Standard">61,2,2.771,0.771</text:p>
      <text:p text:style-name="Standard">62,2.8,2.742,-0.058</text:p>
      <text:p text:style-name="Standard">63,2,2.319,0.319</text:p>
      <text:p text:style-name="Standard">64,1.8,1,-0.8</text:p>
      <text:p text:style-name="Standard">65,2.333,1.955,-0.378</text:p>
      <text:p text:style-name="Standard">66,2,2.29,0.29</text:p>
      <text:p text:style-name="Standard">67,4.714,3.268,-1.446</text:p>
      <text:p text:style-name="Standard">68,0,2.096,2.096</text:p>
      <text:p text:style-name="Standard">69,3,2.824,-0.176</text:p>
      <text:p text:style-name="Standard">70,0.6,1.563,0.963</text:p>
      <text:p text:style-name="Standard">71,0.667,2.219,1.553</text:p>
      <text:p text:style-name="Standard">72,2.5,0.712,-1.788</text:p>
      <text:p text:style-name="Standard">73,2.75,2.022,-0.728</text:p>
      <text:p text:style-name="Standard">74,1.5,2.128,0.628</text:p>
      <text:p text:style-name="Standard">75,1,2.238,1.238</text:p>
      <text:p text:style-name="Standard">76,1,1.739,0.739</text:p>
      <text:p text:style-name="Standard">77,2.6,2.828,0.228</text:p>
      <text:p text:style-name="Standard">78,1.25,1.415,0.165</text:p>
      <text:p text:style-name="Standard">79,1,1.612,0.612</text:p>
      <text:p text:style-name="Standard">80,0.4,2.024,1.624</text:p>
      <text:p text:style-name="Standard">81,2,2.126,0.126</text:p>
      <text:p text:style-name="Standard">82,4.333,2.007,-2.326</text:p>
      <text:p text:style-name="Standard">83,1.6,2.293,0.693</text:p>
      <text:p text:style-name="Standard">84,4.2,3.087,-1.113</text:p>
      <text:p text:style-name="Standard">85,0.2,0.779,0.579</text:p>
      <text:p text:style-name="Standard">86,1.6,2.228,0.628</text:p>
      <text:p text:style-name="Standard">87,0.167,1.366,1.199</text:p>
      <text:p text:style-name="Standard">88,0.667,0.206,-0.46</text:p>
      <text:p text:style-name="Standard">89,3.6,1.947,-1.653</text:p>
      <text:p text:style-name="Standard">90,3,2.628,-0.372</text:p>
      <text:p text:style-name="Standard">91,4.6,2.649,-1.951</text:p>
      <text:p text:style-name="Standard">92,2.8,1.774,-1.026</text:p>
      <text:p text:style-name="Standard">93,1.5,2.254,0.754</text:p>
      <text:p text:style-name="Standard">94,3,1.615,-1.385</text:p>
      <text:p text:style-name="Standard">95,2.167,1.757,-0.41</text:p>
      <text:p text:style-name="Standard">96,1,1.606,0.606</text:p>
      <text:p text:style-name="Standard">97,3.8,3.85,0.05</text:p>
      <text:p text:style-name="Standard">98,1.429,1.094,-0.334</text:p>
      <text:p text:style-name="Standard"><text:soft-page-break/>99,1.8,1.53,-0.27</text:p>
      <text:p text:style-name="Standard">100,4.2,3.288,-0.912</text:p>
      <text:p text:style-name="Standard">1,1.75,1.768,0.018</text:p>
      <text:p text:style-name="Standard">2,2,2.094,0.094</text:p>
      <text:p text:style-name="Standard">3,1,1.796,0.796</text:p>
      <text:p text:style-name="Standard">4,2,2.254,0.254</text:p>
      <text:p text:style-name="Standard">5,1.8,1.875,0.075</text:p>
      <text:p text:style-name="Standard">6,2.833,2.762,-0.071</text:p>
      <text:p text:style-name="Standard">7,0,0.993,0.993</text:p>
      <text:p text:style-name="Standard">8,1.4,2.457,1.057</text:p>
      <text:p text:style-name="Standard">9,0.6,1.147,0.547</text:p>
      <text:p text:style-name="Standard">10,3.2,2.063,-1.137</text:p>
      <text:p text:style-name="Standard">11,4.333,2.273,-2.06</text:p>
      <text:p text:style-name="Standard">12,4.2,1.903,-2.297</text:p>
      <text:p text:style-name="Standard">13,5,3.796,-1.204</text:p>
      <text:p text:style-name="Standard">14,2,1.455,-0.545</text:p>
      <text:p text:style-name="Standard">15,3.167,1.833,-1.334</text:p>
      <text:p text:style-name="Standard">16,2,2.144,0.144</text:p>
      <text:p text:style-name="Standard">17,2.5,1.894,-0.606</text:p>
      <text:p text:style-name="Standard">18,3.2,2.554,-0.646</text:p>
      <text:p text:style-name="Standard">19,2.4,1.117,-1.283</text:p>
      <text:p text:style-name="Standard">20,1.333,0.788,-0.546</text:p>
      <text:p text:style-name="Standard">21,4.6,2.48,-2.12</text:p>
      <text:p text:style-name="Standard">22,3,3.205,0.205</text:p>
      <text:p text:style-name="Standard">23,1.8,1.711,-0.089</text:p>
      <text:p text:style-name="Standard">24,1.6,2.106,0.506</text:p>
      <text:p text:style-name="Standard">25,2.4,2.381,-0.019</text:p>
      <text:p text:style-name="Standard">26,4.4,2.38,-2.02</text:p>
      <text:p text:style-name="Standard">27,3.4,2.748,-0.652</text:p>
      <text:p text:style-name="Standard">28,1.4,1.956,0.556</text:p>
      <text:p text:style-name="Standard">29,2.2,2.244,0.044</text:p>
      <text:p text:style-name="Standard">30,1.6,1.912,0.312</text:p>
      <text:p text:style-name="Standard">31,1.6,2.335,0.735</text:p>
      <text:p text:style-name="Standard">32,1.8,2.18,0.38</text:p>
      <text:p text:style-name="Standard">33,0.6,0.427,-0.173</text:p>
      <text:p text:style-name="Standard">34,1,1.902,0.902</text:p>
      <text:p text:style-name="Standard">35,4,1.849,-2.151</text:p>
      <text:p text:style-name="Standard">36,1.167,1.44,0.273</text:p>
      <text:p text:style-name="Standard">37,2.25,2.797,0.547</text:p>
      <text:p text:style-name="Standard">38,3.4,2.625,-0.775</text:p>
      <text:p text:style-name="Standard">39,1.167,2.461,1.294</text:p>
      <text:p text:style-name="Standard">40,3.75,2.436,-1.314</text:p>
      <text:p text:style-name="Standard">41,4.667,1.316,-3.35</text:p>
      <text:p text:style-name="Standard">42,0,0.288,0.288</text:p>
      <text:p text:style-name="Standard">43,1.4,1.211,-0.189</text:p>
      <text:p text:style-name="Standard">44,3.4,2.878,-0.522</text:p>
      <text:p text:style-name="Standard">45,4,2.735,-1.265</text:p>
      <text:p text:style-name="Standard">46,1.5,1.397,-0.103</text:p>
      <text:p text:style-name="Standard">47,4.2,2.091,-2.109</text:p>
      <text:p text:style-name="Standard">48,3.167,2.401,-0.765</text:p>
      <text:p text:style-name="Standard">49,2.5,1.48,-1.02</text:p>
      <text:p text:style-name="Standard"><text:soft-page-break/>50,2,2.169,0.169</text:p>
      <text:p text:style-name="Standard">51,3.2,1.515,-1.685</text:p>
      <text:p text:style-name="Standard">52,2.2,1.923,-0.277</text:p>
      <text:p text:style-name="Standard">53,1.167,1.987,0.82</text:p>
      <text:p text:style-name="Standard">54,2,1.959,-0.041</text:p>
      <text:p text:style-name="Standard">55,1.2,1.327,0.127</text:p>
      <text:p text:style-name="Standard">56,4.4,2.672,-1.728</text:p>
      <text:p text:style-name="Standard">57,2,2.247,0.247</text:p>
      <text:p text:style-name="Standard">58,0.75,1.939,1.189</text:p>
      <text:p text:style-name="Standard">59,2.5,2.297,-0.203</text:p>
      <text:p text:style-name="Standard">60,2,2.524,0.524</text:p>
      <text:p text:style-name="Standard">61,0.167,2.348,2.181</text:p>
      <text:p text:style-name="Standard">62,1.167,2.285,1.118</text:p>
      <text:p text:style-name="Standard">63,0,2.531,2.531</text:p>
      <text:p text:style-name="Standard">64,4.167,3.431,-0.735</text:p>
      <text:p text:style-name="Standard">65,2.667,1.734,-0.933</text:p>
      <text:p text:style-name="Standard">66,2,1.641,-0.359</text:p>
      <text:p text:style-name="Standard">67,2,2.523,0.523</text:p>
      <text:p text:style-name="Standard">68,1,1.993,0.993</text:p>
      <text:p text:style-name="Standard">69,3.8,2.285,-1.515</text:p>
      <text:p text:style-name="Standard">70,2.2,2.008,-0.192</text:p>
      <text:p text:style-name="Standard">71,3,1.691,-1.309</text:p>
      <text:p text:style-name="Standard">72,4.2,1.772,-2.428</text:p>
      <text:p text:style-name="Standard">73,2.833,2.327,-0.506</text:p>
      <text:p text:style-name="Standard">74,3.833,2.019,-1.815</text:p>
      <text:p text:style-name="Standard">75,1.8,1.302,-0.498</text:p>
      <text:p text:style-name="Standard">76,0.8,1.715,0.915</text:p>
      <text:p text:style-name="Standard">77,1.333,2.03,0.697</text:p>
      <text:p text:style-name="Standard">78,0.5,1.692,1.192</text:p>
      <text:p text:style-name="Standard">79,2.833,1.598,-1.235</text:p>
      <text:p text:style-name="Standard">80,2,1.653,-0.347</text:p>
      <text:p text:style-name="Standard">81,2,1.176,-0.824</text:p>
      <text:p text:style-name="Standard">82,3,2.253,-0.747</text:p>
      <text:p text:style-name="Standard">83,4.2,2.746,-1.454</text:p>
      <text:p text:style-name="Standard">84,0,0.827,0.827</text:p>
      <text:p text:style-name="Standard">85,0.167,1.005,0.839</text:p>
      <text:p text:style-name="Standard">86,0.25,1.256,1.006</text:p>
      <text:p text:style-name="Standard">87,1.8,0.984,-0.816</text:p>
      <text:p text:style-name="Standard">88,0.5,1.658,1.158</text:p>
      <text:p text:style-name="Standard">89,2.667,2.351,-0.316</text:p>
      <text:p text:style-name="Standard">90,0.833,1.243,0.41</text:p>
      <text:p text:style-name="Standard">91,3,1.928,-1.072</text:p>
      <text:p text:style-name="Standard">92,1.4,2.419,1.019</text:p>
      <text:p text:style-name="Standard">93,2.333,2.564,0.231</text:p>
      <text:p text:style-name="Standard">94,1.5,1.863,0.363</text:p>
      <text:p text:style-name="Standard">95,3.667,2.099,-1.568</text:p>
      <text:p text:style-name="Standard">96,0,1.471,1.471</text:p>
      <text:p text:style-name="Standard">97,1.2,1.598,0.398</text:p>
      <text:p text:style-name="Standard">98,3,2.399,-0.601</text:p>
      <text:p text:style-name="Standard">99,4.2,1.649,-2.551</text:p>
      <text:p text:style-name="Standard">100,0.6,1.796,1.196</text:p>
      <text:p text:style-name="Standard"><text:soft-page-break/>1,4,2.377,-1.623</text:p>
      <text:p text:style-name="Standard">2,2.6,2.23,-0.37</text:p>
      <text:p text:style-name="Standard">3,1.4,1.929,0.529</text:p>
      <text:p text:style-name="Standard">4,1.333,2.294,0.96</text:p>
      <text:p text:style-name="Standard">5,1.8,1.271,-0.529</text:p>
      <text:p text:style-name="Standard">6,2.833,1.995,-0.839</text:p>
      <text:p text:style-name="Standard">7,2.2,1.958,-0.242</text:p>
      <text:p text:style-name="Standard">8,2.5,2.047,-0.453</text:p>
      <text:p text:style-name="Standard">9,0.167,1.099,0.932</text:p>
      <text:p text:style-name="Standard">10,0.167,0.291,0.124</text:p>
      <text:p text:style-name="Standard">11,1.5,1.773,0.273</text:p>
      <text:p text:style-name="Standard">12,1.2,1.831,0.631</text:p>
      <text:p text:style-name="Standard">13,1.667,1.315,-0.352</text:p>
      <text:p text:style-name="Standard">14,0.6,1.308,0.708</text:p>
      <text:p text:style-name="Standard">15,1.4,2.048,0.648</text:p>
      <text:p text:style-name="Standard">16,2.2,2.924,0.724</text:p>
      <text:p text:style-name="Standard">17,4,3.439,-0.561</text:p>
      <text:p text:style-name="Standard">18,0.667,1.473,0.806</text:p>
      <text:p text:style-name="Standard">19,1.333,2.818,1.485</text:p>
      <text:p text:style-name="Standard">20,4.167,3.725,-0.442</text:p>
      <text:p text:style-name="Standard">21,0.6,1.696,1.096</text:p>
      <text:p text:style-name="Standard">22,0.667,1.036,0.369</text:p>
      <text:p text:style-name="Standard">23,1.667,2.035,0.368</text:p>
      <text:p text:style-name="Standard">24,3,2.903,-0.097</text:p>
      <text:p text:style-name="Standard">25,0.667,1.523,0.857</text:p>
      <text:p text:style-name="Standard">26,1,2.154,1.154</text:p>
      <text:p text:style-name="Standard">27,1.167,1.865,0.698</text:p>
      <text:p text:style-name="Standard">28,3.333,3.283,-0.05</text:p>
      <text:p text:style-name="Standard">29,3.333,3.763,0.43</text:p>
      <text:p text:style-name="Standard">30,1,2.128,1.128</text:p>
      <text:p text:style-name="Standard">31,3.167,1.823,-1.344</text:p>
      <text:p text:style-name="Standard">32,1.6,2.767,1.167</text:p>
      <text:p text:style-name="Standard">33,3.25,2.128,-1.122</text:p>
      <text:p text:style-name="Standard">34,2,1.297,-0.703</text:p>
      <text:p text:style-name="Standard">35,1.8,1.595,-0.205</text:p>
      <text:p text:style-name="Standard">36,1.25,1.481,0.231</text:p>
      <text:p text:style-name="Standard">37,0.667,1.77,1.103</text:p>
      <text:p text:style-name="Standard">38,0.4,1.95,1.55</text:p>
      <text:p text:style-name="Standard">39,1.6,1.862,0.262</text:p>
      <text:p text:style-name="Standard">40,1.2,2.044,0.844</text:p>
      <text:p text:style-name="Standard">41,0.5,1.485,0.985</text:p>
      <text:p text:style-name="Standard">42,2.833,2.377,-0.456</text:p>
      <text:p text:style-name="Standard">43,1.25,1.993,0.743</text:p>
      <text:p text:style-name="Standard">44,0.4,1.658,1.258</text:p>
      <text:p text:style-name="Standard">45,4.6,2.348,-2.252</text:p>
      <text:p text:style-name="Standard">46,3.667,2.215,-1.451</text:p>
      <text:p text:style-name="Standard">47,0.2,1.412,1.212</text:p>
      <text:p text:style-name="Standard">48,4.5,2.072,-2.428</text:p>
      <text:p text:style-name="Standard">49,1.333,1.426,0.092</text:p>
      <text:p text:style-name="Standard">50,0.4,1.575,1.175</text:p>
      <text:p text:style-name="Standard">51,4.429,2.065,-2.364</text:p>
      <text:p text:style-name="Standard"><text:soft-page-break/>52,2.667,2.095,-0.572</text:p>
      <text:p text:style-name="Standard">53,1.6,1.905,0.305</text:p>
      <text:p text:style-name="Standard">54,1,1.898,0.898</text:p>
      <text:p text:style-name="Standard">55,1,1.863,0.863</text:p>
      <text:p text:style-name="Standard">56,2.5,3.03,0.53</text:p>
      <text:p text:style-name="Standard">57,0.2,1.54,1.34</text:p>
      <text:p text:style-name="Standard">58,2,2.29,0.29</text:p>
      <text:p text:style-name="Standard">59,1.333,2.319,0.986</text:p>
      <text:p text:style-name="Standard">60,2.5,2,-0.5</text:p>
      <text:p text:style-name="Standard">61,3.333,1.609,-1.724</text:p>
      <text:p text:style-name="Standard">62,2,2.032,0.032</text:p>
      <text:p text:style-name="Standard">63,2.6,2.364,-0.236</text:p>
      <text:p text:style-name="Standard">64,2.4,2.477,0.077</text:p>
      <text:p text:style-name="Standard">65,0.4,1.655,1.255</text:p>
      <text:p text:style-name="Standard">66,0.167,1.241,1.074</text:p>
      <text:p text:style-name="Standard">67,1.6,2.433,0.833</text:p>
      <text:p text:style-name="Standard">68,1.714,2.69,0.976</text:p>
      <text:p text:style-name="Standard">69,2.25,2.578,0.328</text:p>
      <text:p text:style-name="Standard">70,2,1.983,-0.017</text:p>
      <text:p text:style-name="Standard">71,1.25,2.811,1.561</text:p>
      <text:p text:style-name="Standard">72,0,0.282,0.282</text:p>
      <text:p text:style-name="Standard">73,1,1.92,0.92</text:p>
      <text:p text:style-name="Standard">74,1,1.79,0.79</text:p>
      <text:p text:style-name="Standard">75,2.4,3.938,1.538</text:p>
      <text:p text:style-name="Standard">76,1,1.806,0.806</text:p>
      <text:p text:style-name="Standard">77,4.2,2.985,-1.215</text:p>
      <text:p text:style-name="Standard">78,0,1.961,1.961</text:p>
      <text:p text:style-name="Standard">79,2,2.507,0.507</text:p>
      <text:p text:style-name="Standard">80,1.5,1.742,0.242</text:p>
      <text:p text:style-name="Standard">81,3,3.553,0.553</text:p>
      <text:p text:style-name="Standard">82,0.6,1.823,1.223</text:p>
      <text:p text:style-name="Standard">83,3.667,1.603,-2.063</text:p>
      <text:p text:style-name="Standard">84,2.8,1.655,-1.145</text:p>
      <text:p text:style-name="Standard">85,1,1.785,0.785</text:p>
      <text:p text:style-name="Standard">86,0.333,1.411,1.078</text:p>
      <text:p text:style-name="Standard">87,4.5,3.015,-1.485</text:p>
      <text:p text:style-name="Standard">88,3,2.984,-0.016</text:p>
      <text:p text:style-name="Standard">89,1.167,2.247,1.08</text:p>
      <text:p text:style-name="Standard">90,1.4,1.588,0.188</text:p>
      <text:p text:style-name="Standard">91,1.2,0.913,-0.287</text:p>
      <text:p text:style-name="Standard">92,0.286,1.485,1.2</text:p>
      <text:p text:style-name="Standard">93,2.4,2.52,0.12</text:p>
      <text:p text:style-name="Standard">94,2.2,0.37,-1.83</text:p>
      <text:p text:style-name="Standard">95,1.2,2.22,1.02</text:p>
      <text:p text:style-name="Standard">96,0.2,1.172,0.972</text:p>
      <text:p text:style-name="Standard">97,1.6,2.148,0.548</text:p>
      <text:p text:style-name="Standard">98,1.75,2.375,0.625</text:p>
      <text:p text:style-name="Standard">99,0.833,1.463,0.629</text:p>
      <text:p text:style-name="Standard">100,2.25,0.923,-1.327</text:p>
      <text:p text:style-name="Standard">1,1.5,1.86,0.36</text:p>
      <text:p text:style-name="Standard">2,5,2.725,-2.275</text:p>
      <text:p text:style-name="Standard"><text:soft-page-break/>3,1.833,2.003,0.169</text:p>
      <text:p text:style-name="Standard">4,3,3.375,0.375</text:p>
      <text:p text:style-name="Standard">5,2.667,2.531,-0.136</text:p>
      <text:p text:style-name="Standard">6,1,1.323,0.323</text:p>
      <text:p text:style-name="Standard">7,1.833,2.103,0.27</text:p>
      <text:p text:style-name="Standard">8,2.6,1.998,-0.602</text:p>
      <text:p text:style-name="Standard">9,3,3.624,0.624</text:p>
      <text:p text:style-name="Standard">10,2.8,1.814,-0.986</text:p>
      <text:p text:style-name="Standard">11,1.75,2.484,0.734</text:p>
      <text:p text:style-name="Standard">12,4.5,2.888,-1.612</text:p>
      <text:p text:style-name="Standard">13,3.4,1.491,-1.909</text:p>
      <text:p text:style-name="Standard">14,2.2,1.519,-0.681</text:p>
      <text:p text:style-name="Standard">15,4.333,2.231,-2.102</text:p>
      <text:p text:style-name="Standard">16,2.75,1.272,-1.478</text:p>
      <text:p text:style-name="Standard">17,1.8,1.795,-0.005</text:p>
      <text:p text:style-name="Standard">18,3,1.482,-1.518</text:p>
      <text:p text:style-name="Standard">19,0.2,1.407,1.207</text:p>
      <text:p text:style-name="Standard">20,3.5,1.638,-1.862</text:p>
      <text:p text:style-name="Standard">21,1.333,1.679,0.346</text:p>
      <text:p text:style-name="Standard">22,2.6,1.652,-0.948</text:p>
      <text:p text:style-name="Standard">23,3,2.037,-0.963</text:p>
      <text:p text:style-name="Standard">24,3.75,1.686,-2.064</text:p>
      <text:p text:style-name="Standard">25,3.6,1.563,-2.037</text:p>
      <text:p text:style-name="Standard">26,4,2.67,-1.33</text:p>
      <text:p text:style-name="Standard">27,1.667,2.026,0.36</text:p>
      <text:p text:style-name="Standard">28,3.333,2.625,-0.709</text:p>
      <text:p text:style-name="Standard">29,3.6,2.811,-0.789</text:p>
      <text:p text:style-name="Standard">30,0.6,1.266,0.666</text:p>
      <text:p text:style-name="Standard">31,2.6,1.739,-0.861</text:p>
      <text:p text:style-name="Standard">32,3.167,2.517,-0.649</text:p>
      <text:p text:style-name="Standard">33,3.833,1.108,-2.725</text:p>
      <text:p text:style-name="Standard">34,2.8,1.51,-1.29</text:p>
      <text:p text:style-name="Standard">35,1.2,1.406,0.206</text:p>
      <text:p text:style-name="Standard">36,0.6,1.773,1.173</text:p>
      <text:p text:style-name="Standard">37,1.4,2.127,0.727</text:p>
      <text:p text:style-name="Standard">38,2.25,1.818,-0.432</text:p>
      <text:p text:style-name="Standard">39,0.333,1.663,1.33</text:p>
      <text:p text:style-name="Standard">40,3.167,2.626,-0.541</text:p>
      <text:p text:style-name="Standard">41,1.667,1.555,-0.112</text:p>
      <text:p text:style-name="Standard">42,2.8,2.827,0.027</text:p>
      <text:p text:style-name="Standard">43,4.6,3.587,-1.013</text:p>
      <text:p text:style-name="Standard">44,2,2.507,0.507</text:p>
      <text:p text:style-name="Standard">45,1,1.354,0.354</text:p>
      <text:p text:style-name="Standard">46,1,2.008,1.008</text:p>
      <text:p text:style-name="Standard">47,1.75,1.738,-0.012</text:p>
      <text:p text:style-name="Standard">48,1.8,1.435,-0.365</text:p>
      <text:p text:style-name="Standard">49,2.25,0.653,-1.597</text:p>
      <text:p text:style-name="Standard">50,0.4,1.558,1.158</text:p>
      <text:p text:style-name="Standard">51,0.75,1.461,0.711</text:p>
      <text:p text:style-name="Standard">52,2.8,1.53,-1.27</text:p>
      <text:p text:style-name="Standard">53,1.75,0.239,-1.511</text:p>
      <text:p text:style-name="Standard"><text:soft-page-break/>54,1.167,2.32,1.153</text:p>
      <text:p text:style-name="Standard">55,3.333,2.382,-0.951</text:p>
      <text:p text:style-name="Standard">56,2,2.704,0.704</text:p>
      <text:p text:style-name="Standard">57,2.167,1.143,-1.024</text:p>
      <text:p text:style-name="Standard">58,0,0.552,0.552</text:p>
      <text:p text:style-name="Standard">59,1.167,1.944,0.777</text:p>
      <text:p text:style-name="Standard">60,0.2,0.139,-0.061</text:p>
      <text:p text:style-name="Standard">61,3,2.612,-0.388</text:p>
      <text:p text:style-name="Standard">62,2.833,1.836,-0.998</text:p>
      <text:p text:style-name="Standard">63,3.4,2.308,-1.092</text:p>
      <text:p text:style-name="Standard">64,0,0.775,0.775</text:p>
      <text:p text:style-name="Standard">65,0.4,1.627,1.227</text:p>
      <text:p text:style-name="Standard">66,0.8,1.185,0.385</text:p>
      <text:p text:style-name="Standard">67,2.5,2.653,0.153</text:p>
      <text:p text:style-name="Standard">68,2.25,2.465,0.215</text:p>
      <text:p text:style-name="Standard">69,3.8,2.098,-1.702</text:p>
      <text:p text:style-name="Standard">70,2.6,2.021,-0.579</text:p>
      <text:p text:style-name="Standard">71,1.5,2.306,0.806</text:p>
      <text:p text:style-name="Standard">72,1,1.692,0.692</text:p>
      <text:p text:style-name="Standard">73,3.833,1.91,-1.923</text:p>
      <text:p text:style-name="Standard">74,2.2,2.718,0.518</text:p>
      <text:p text:style-name="Standard">75,1,2.393,1.393</text:p>
      <text:p text:style-name="Standard">76,0.333,1.416,1.083</text:p>
      <text:p text:style-name="Standard">77,3.4,2.984,-0.416</text:p>
      <text:p text:style-name="Standard">78,3,1.746,-1.254</text:p>
      <text:p text:style-name="Standard">79,1.4,2.567,1.167</text:p>
      <text:p text:style-name="Standard">80,1.75,1.48,-0.27</text:p>
      <text:p text:style-name="Standard">81,1.75,1.164,-0.586</text:p>
      <text:p text:style-name="Standard">82,0.8,2.348,1.548</text:p>
      <text:p text:style-name="Standard">83,2.2,1.615,-0.585</text:p>
      <text:p text:style-name="Standard">84,2,2.001,0.001</text:p>
      <text:p text:style-name="Standard">85,2,1.937,-0.063</text:p>
      <text:p text:style-name="Standard">86,2.4,3.763,1.363</text:p>
      <text:p text:style-name="Standard">87,0,1.14,1.14</text:p>
      <text:p text:style-name="Standard">88,2.5,1.935,-0.565</text:p>
      <text:p text:style-name="Standard">89,1.75,0.655,-1.095</text:p>
      <text:p text:style-name="Standard">90,2.8,3.361,0.561</text:p>
      <text:p text:style-name="Standard">91,0,0.716,0.716</text:p>
      <text:p text:style-name="Standard">92,1.5,2.277,0.777</text:p>
      <text:p text:style-name="Standard">93,1.8,1.147,-0.653</text:p>
      <text:p text:style-name="Standard">94,1,1.562,0.562</text:p>
      <text:p text:style-name="Standard">95,1.667,1.773,0.106</text:p>
      <text:p text:style-name="Standard">96,1,3.478,2.478</text:p>
      <text:p text:style-name="Standard">97,0.2,1.856,1.656</text:p>
      <text:p text:style-name="Standard">98,1.6,2.169,0.569</text:p>
      <text:p text:style-name="Standard">99,1.2,2.657,1.457</text:p>
      <text:p text:style-name="Standard">100,2.8,1.908,-0.892</text:p>
      <text:p text:style-name="Standard">1,3.5,1.29,-2.21</text:p>
      <text:p text:style-name="Standard">2,1.333,1.705,0.371</text:p>
      <text:p text:style-name="Standard">3,2.8,1.857,-0.943</text:p>
      <text:p text:style-name="Standard">4,1.6,1.877,0.277</text:p>
      <text:p text:style-name="Standard"><text:soft-page-break/>5,1.4,2.446,1.046</text:p>
      <text:p text:style-name="Standard">6,2.6,2.249,-0.351</text:p>
      <text:p text:style-name="Standard">7,0.25,1.18,0.93</text:p>
      <text:p text:style-name="Standard">8,0,0.219,0.219</text:p>
      <text:p text:style-name="Standard">9,1.667,2.244,0.578</text:p>
      <text:p text:style-name="Standard">10,0.333,0.566,0.233</text:p>
      <text:p text:style-name="Standard">11,2,2.209,0.209</text:p>
      <text:p text:style-name="Standard">12,2.75,2.544,-0.206</text:p>
      <text:p text:style-name="Standard">13,2.2,2.549,0.349</text:p>
      <text:p text:style-name="Standard">14,4.6,2.184,-2.416</text:p>
      <text:p text:style-name="Standard">15,2.167,1.666,-0.501</text:p>
      <text:p text:style-name="Standard">16,1.2,1.814,0.614</text:p>
      <text:p text:style-name="Standard">17,1.6,1.907,0.307</text:p>
      <text:p text:style-name="Standard">18,2.25,1.624,-0.626</text:p>
      <text:p text:style-name="Standard">19,0.8,1.539,0.739</text:p>
      <text:p text:style-name="Standard">20,0,2.403,2.403</text:p>
      <text:p text:style-name="Standard">21,1.2,1.675,0.475</text:p>
      <text:p text:style-name="Standard">22,2.8,1.873,-0.927</text:p>
      <text:p text:style-name="Standard">23,3,0.985,-2.015</text:p>
      <text:p text:style-name="Standard">24,4.8,2.857,-1.943</text:p>
      <text:p text:style-name="Standard">25,1.833,1.764,-0.07</text:p>
      <text:p text:style-name="Standard">26,0.333,1.751,1.418</text:p>
      <text:p text:style-name="Standard">27,1.25,2.171,0.921</text:p>
      <text:p text:style-name="Standard">28,1.6,2.248,0.648</text:p>
      <text:p text:style-name="Standard">29,1.2,2.213,1.013</text:p>
      <text:p text:style-name="Standard">30,3.2,2.671,-0.529</text:p>
      <text:p text:style-name="Standard">31,0.6,1.021,0.421</text:p>
      <text:p text:style-name="Standard">32,2.8,1.985,-0.815</text:p>
      <text:p text:style-name="Standard">33,2.4,1.955,-0.445</text:p>
      <text:p text:style-name="Standard">34,1.4,1.917,0.517</text:p>
      <text:p text:style-name="Standard">35,0.5,1.836,1.336</text:p>
      <text:p text:style-name="Standard">36,3.4,1.873,-1.527</text:p>
      <text:p text:style-name="Standard">37,0.2,0.245,0.045</text:p>
      <text:p text:style-name="Standard">38,2.333,1.726,-0.607</text:p>
      <text:p text:style-name="Standard">39,1.6,2.198,0.598</text:p>
      <text:p text:style-name="Standard">40,2.8,1.26,-1.54</text:p>
      <text:p text:style-name="Standard">41,0.6,1.369,0.769</text:p>
      <text:p text:style-name="Standard">42,0.2,2.738,2.538</text:p>
      <text:p text:style-name="Standard">43,3.333,1.794,-1.539</text:p>
      <text:p text:style-name="Standard">44,1.667,2.172,0.505</text:p>
      <text:p text:style-name="Standard">45,2.8,1.928,-0.872</text:p>
      <text:p text:style-name="Standard">46,3.333,3.532,0.199</text:p>
      <text:p text:style-name="Standard">47,2.4,3.102,0.702</text:p>
      <text:p text:style-name="Standard">48,0.5,1.366,0.866</text:p>
      <text:p text:style-name="Standard">49,1.4,1.875,0.475</text:p>
      <text:p text:style-name="Standard">50,1.2,1.983,0.783</text:p>
      <text:p text:style-name="Standard">51,2.4,2.591,0.191</text:p>
      <text:p text:style-name="Standard">52,4,2.243,-1.757</text:p>
      <text:p text:style-name="Standard">53,2.167,1.607,-0.56</text:p>
      <text:p text:style-name="Standard">54,1.5,1.932,0.432</text:p>
      <text:p text:style-name="Standard">55,2,1.883,-0.117</text:p>
      <text:p text:style-name="Standard"><text:soft-page-break/>56,1.6,2.223,0.623</text:p>
      <text:p text:style-name="Standard">57,2.2,1.793,-0.407</text:p>
      <text:p text:style-name="Standard">58,3.75,1.41,-2.34</text:p>
      <text:p text:style-name="Standard">59,0.333,1.013,0.68</text:p>
      <text:p text:style-name="Standard">60,1.667,1.356,-0.311</text:p>
      <text:p text:style-name="Standard">61,1.5,1.153,-0.347</text:p>
      <text:p text:style-name="Standard">62,0,1.358,1.358</text:p>
      <text:p text:style-name="Standard">63,1,1.341,0.341</text:p>
      <text:p text:style-name="Standard">64,2.833,1.765,-1.069</text:p>
      <text:p text:style-name="Standard">65,1.833,1.779,-0.055</text:p>
      <text:p text:style-name="Standard">66,2,2.169,0.169</text:p>
      <text:p text:style-name="Standard">67,1.6,2.404,0.804</text:p>
      <text:p text:style-name="Standard">68,4.2,2.031,-2.169</text:p>
      <text:p text:style-name="Standard">69,2.2,1.87,-0.33</text:p>
      <text:p text:style-name="Standard">70,3.4,2.426,-0.974</text:p>
      <text:p text:style-name="Standard">71,2,1.853,-0.147</text:p>
      <text:p text:style-name="Standard">72,3.167,3.061,-0.106</text:p>
      <text:p text:style-name="Standard">73,3.833,2.043,-1.79</text:p>
      <text:p text:style-name="Standard">74,0.833,0.984,0.151</text:p>
      <text:p text:style-name="Standard">75,1.4,1.223,-0.177</text:p>
      <text:p text:style-name="Standard">76,2.2,1.749,-0.451</text:p>
      <text:p text:style-name="Standard">77,1.167,2.145,0.979</text:p>
      <text:p text:style-name="Standard">78,2.5,2.003,-0.497</text:p>
      <text:p text:style-name="Standard">79,0.4,1.978,1.578</text:p>
      <text:p text:style-name="Standard">80,4.333,1.922,-2.412</text:p>
      <text:p text:style-name="Standard">81,1.5,1.514,0.014</text:p>
      <text:p text:style-name="Standard">82,0.2,0.445,0.245</text:p>
      <text:p text:style-name="Standard">83,0.6,1.173,0.573</text:p>
      <text:p text:style-name="Standard">84,3.833,2.233,-1.6</text:p>
      <text:p text:style-name="Standard">85,1.4,1.544,0.144</text:p>
      <text:p text:style-name="Standard">86,0,0.449,0.449</text:p>
      <text:p text:style-name="Standard">87,2.4,2.512,0.112</text:p>
      <text:p text:style-name="Standard">88,1.167,1.781,0.615</text:p>
      <text:p text:style-name="Standard">89,1.143,2.085,0.942</text:p>
      <text:p text:style-name="Standard">90,1.167,1.347,0.18</text:p>
      <text:p text:style-name="Standard">91,1,2.532,1.532</text:p>
      <text:p text:style-name="Standard">92,0.6,1.765,1.165</text:p>
      <text:p text:style-name="Standard">93,0,0.791,0.791</text:p>
      <text:p text:style-name="Standard">94,2.8,1.845,-0.955</text:p>
      <text:p text:style-name="Standard">95,3,2.329,-0.671</text:p>
      <text:p text:style-name="Standard">96,3.8,2.07,-1.73</text:p>
      <text:p text:style-name="Standard">97,1.5,1.954,0.454</text:p>
      <text:p text:style-name="Standard">98,2,2.581,0.581</text:p>
      <text:p text:style-name="Standard">99,3.333,2.2,-1.134</text:p>
      <text:p text:style-name="Standard">100,1.5,1.491,-0.009</text:p>
      <text:p text:style-name="Standard">1,3.833,2.316,-1.518</text:p>
      <text:p text:style-name="Standard">2,1.833,1.659,-0.175</text:p>
      <text:p text:style-name="Standard">3,0.429,1.731,1.303</text:p>
      <text:p text:style-name="Standard">4,2.667,3.172,0.505</text:p>
      <text:p text:style-name="Standard">5,1.2,2.16,0.96</text:p>
      <text:p text:style-name="Standard">6,2,1.322,-0.678</text:p>
      <text:p text:style-name="Standard"><text:soft-page-break/>7,3.6,2.313,-1.287</text:p>
      <text:p text:style-name="Standard">8,0.6,1.634,1.034</text:p>
      <text:p text:style-name="Standard">9,3.75,2.445,-1.305</text:p>
      <text:p text:style-name="Standard">10,5,2.914,-2.086</text:p>
      <text:p text:style-name="Standard">11,1.8,1.479,-0.321</text:p>
      <text:p text:style-name="Standard">12,4.4,1.025,-3.375</text:p>
      <text:p text:style-name="Standard">13,1.6,2.53,0.93</text:p>
      <text:p text:style-name="Standard">14,2.2,2.367,0.167</text:p>
      <text:p text:style-name="Standard">15,0.167,0.632,0.465</text:p>
      <text:p text:style-name="Standard">16,1.75,2.483,0.733</text:p>
      <text:p text:style-name="Standard">17,1.6,2.541,0.941</text:p>
      <text:p text:style-name="Standard">18,1.4,2.72,1.32</text:p>
      <text:p text:style-name="Standard">19,3.333,3.679,0.345</text:p>
      <text:p text:style-name="Standard">20,1.6,2.675,1.075</text:p>
      <text:p text:style-name="Standard">21,1.2,0.861,-0.339</text:p>
      <text:p text:style-name="Standard">22,1.8,1.597,-0.203</text:p>
      <text:p text:style-name="Standard">23,1.75,2.259,0.509</text:p>
      <text:p text:style-name="Standard">24,3.2,1.615,-1.585</text:p>
      <text:p text:style-name="Standard">25,0.25,0.159,-0.091</text:p>
      <text:p text:style-name="Standard">26,0.167,1.529,1.362</text:p>
      <text:p text:style-name="Standard">27,3.2,1.702,-1.498</text:p>
      <text:p text:style-name="Standard">28,0.667,1.721,1.054</text:p>
      <text:p text:style-name="Standard">29,1.6,1.886,0.286</text:p>
      <text:p text:style-name="Standard">30,1.2,1.388,0.188</text:p>
      <text:p text:style-name="Standard">31,1.25,2.179,0.929</text:p>
      <text:p text:style-name="Standard">32,1.8,2.778,0.978</text:p>
      <text:p text:style-name="Standard">33,1.667,2.292,0.625</text:p>
      <text:p text:style-name="Standard">34,1,2.375,1.375</text:p>
      <text:p text:style-name="Standard">35,1.4,1.768,0.368</text:p>
      <text:p text:style-name="Standard">36,1,1.362,0.362</text:p>
      <text:p text:style-name="Standard">37,3.167,2.402,-0.765</text:p>
      <text:p text:style-name="Standard">38,2.2,3.009,0.809</text:p>
      <text:p text:style-name="Standard">39,0,0.715,0.715</text:p>
      <text:p text:style-name="Standard">40,2.333,2.43,0.097</text:p>
      <text:p text:style-name="Standard">41,3,2.519,-0.481</text:p>
      <text:p text:style-name="Standard">42,1,1.333,0.333</text:p>
      <text:p text:style-name="Standard">43,0.4,1.146,0.746</text:p>
      <text:p text:style-name="Standard">44,3.167,2.379,-0.788</text:p>
      <text:p text:style-name="Standard">45,0.6,1.89,1.29</text:p>
      <text:p text:style-name="Standard">46,2.4,1.41,-0.99</text:p>
      <text:p text:style-name="Standard">47,4.5,2.272,-2.228</text:p>
      <text:p text:style-name="Standard">48,1.2,2.465,1.265</text:p>
      <text:p text:style-name="Standard">49,1,1.499,0.499</text:p>
      <text:p text:style-name="Standard">50,2.333,1.244,-1.09</text:p>
      <text:p text:style-name="Standard">51,0.25,1.454,1.204</text:p>
      <text:p text:style-name="Standard">52,2.4,1.906,-0.494</text:p>
      <text:p text:style-name="Standard">53,2.429,1.12,-1.309</text:p>
      <text:p text:style-name="Standard">54,3.2,2.352,-0.848</text:p>
      <text:p text:style-name="Standard">55,2,2.031,0.031</text:p>
      <text:p text:style-name="Standard">56,1.5,2.027,0.527</text:p>
      <text:p text:style-name="Standard">57,1.4,1.403,0.003</text:p>
      <text:p text:style-name="Standard"><text:soft-page-break/>58,1.667,1.884,0.217</text:p>
      <text:p text:style-name="Standard">59,0.6,1.811,1.211</text:p>
      <text:p text:style-name="Standard">60,3.8,2.395,-1.405</text:p>
      <text:p text:style-name="Standard">61,2.8,2.855,0.055</text:p>
      <text:p text:style-name="Standard">62,1.167,1.663,0.496</text:p>
      <text:p text:style-name="Standard">63,0.5,0.481,-0.019</text:p>
      <text:p text:style-name="Standard">64,3.833,3.866,0.033</text:p>
      <text:p text:style-name="Standard">65,3.2,2.349,-0.851</text:p>
      <text:p text:style-name="Standard">66,3,2.618,-0.382</text:p>
      <text:p text:style-name="Standard">67,0.6,1.69,1.09</text:p>
      <text:p text:style-name="Standard">68,2,2.234,0.234</text:p>
      <text:p text:style-name="Standard">69,3,2.27,-0.73</text:p>
      <text:p text:style-name="Standard">70,1.75,2.107,0.357</text:p>
      <text:p text:style-name="Standard">71,3.6,1.767,-1.833</text:p>
      <text:p text:style-name="Standard">72,0.4,2.136,1.736</text:p>
      <text:p text:style-name="Standard">73,2,1.636,-0.364</text:p>
      <text:p text:style-name="Standard">74,1.167,1.569,0.402</text:p>
      <text:p text:style-name="Standard">75,4.2,2.547,-1.653</text:p>
      <text:p text:style-name="Standard">76,2.2,1.8,-0.4</text:p>
      <text:p text:style-name="Standard">77,1.2,2.695,1.495</text:p>
      <text:p text:style-name="Standard">78,2,1.962,-0.038</text:p>
      <text:p text:style-name="Standard">79,1.4,2.382,0.982</text:p>
      <text:p text:style-name="Standard">80,1,2.381,1.381</text:p>
      <text:p text:style-name="Standard">81,1.5,2.575,1.075</text:p>
      <text:p text:style-name="Standard">82,1,2.579,1.579</text:p>
      <text:p text:style-name="Standard">83,1.8,1.329,-0.471</text:p>
      <text:p text:style-name="Standard">84,2.2,2.124,-0.076</text:p>
      <text:p text:style-name="Standard">85,0.4,1.722,1.322</text:p>
      <text:p text:style-name="Standard">86,3,2.629,-0.371</text:p>
      <text:p text:style-name="Standard">87,0.667,1.205,0.538</text:p>
      <text:p text:style-name="Standard">88,1.2,2.618,1.418</text:p>
      <text:p text:style-name="Standard">89,2.4,1.37,-1.03</text:p>
      <text:p text:style-name="Standard">90,1,1.296,0.296</text:p>
      <text:p text:style-name="Standard">91,1.2,2.373,1.173</text:p>
      <text:p text:style-name="Standard">92,3.167,3.708,0.542</text:p>
      <text:p text:style-name="Standard">93,0.833,2.159,1.325</text:p>
      <text:p text:style-name="Standard">94,3.667,2.786,-0.881</text:p>
      <text:p text:style-name="Standard">95,3.2,1.357,-1.843</text:p>
      <text:p text:style-name="Standard">96,0,1.091,1.091</text:p>
      <text:p text:style-name="Standard">97,0.8,1.412,0.612</text:p>
      <text:p text:style-name="Standard">98,1.8,2.414,0.614</text:p>
      <text:p text:style-name="Standard">99,4.25,2.594,-1.656</text:p>
      <text:p text:style-name="Standard">100,0,0.779,0.779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5089</text:p>
      <text:p text:style-name="Standard">Mean absolute error <text:s text:c="21"/>0.8281</text:p>
      <text:p text:style-name="Standard">Root mean squared error <text:s text:c="17"/>1.0223</text:p>
      <text:p text:style-name="Standard">Relative absolute error <text:s text:c="16"/>84.4565 %</text:p>
      <text:p text:style-name="Standard"><text:soft-page-break/>Root relative squared error <text:s text:c="12"/>86.045 <text:s/>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5-03-12T21:33:25</meta:creation-date>
    <meta:document-statistic meta:table-count="0" meta:image-count="0" meta:object-count="0" meta:page-count="22" meta:paragraph-count="1060" meta:word-count="1174" meta:character-count="20453"/>
    <dc:date>2015-03-12T21:33:53</dc:date>
    <dc:creator>amita misra</dc:creator>
    <meta:editing-duration>PT28S</meta:editing-duration>
    <meta:editing-cycles>1</meta:editing-cycles>
    <meta:generator>OpenOffice/4.1.0$Unix OpenOffice.org_project/410m18$Build-9764</meta:generator>
  </office:meta>
</office:document-meta>
</file>